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18de" officeooo:paragraph-rsid="000618de"/>
    </style:style>
    <style:style style:name="T1" style:family="text">
      <style:text-properties officeooo:rsid="000658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</text:p>
      <text:p text:style-name="P1">using namespace std;</text:p>
      <text:p text:style-name="P1">int getTotal();</text:p>
      <text:p text:style-name="P1"></text:p>
      <text:p text:style-name="P1">int main(){</text:p>
      <text:p text:style-name="P1"><text:s text:c="4"/>cout &lt;&lt; getTotal() &lt;&lt; endl;</text:p>
      <text:p text:style-name="P1"><text:s text:c="4"/>return 0;</text:p>
      <text:p text:style-name="P1">}</text:p>
      <text:p text:style-name="P1"></text:p>
      <text:p text:style-name="P1">int getTotal(){</text:p>
      <text:p text:style-name="P1"><text:s text:c="4"/>int total = 0, conseq = 0;</text:p>
      <text:p text:style-name="P1"><text:s text:c="4"/>int k;</text:p>
      <text:p text:style-name="P1"><text:s text:c="4"/>for (int i = 1; i &lt; 100000000; i++) {</text:p>
      <text:p text:style-name="P1"><text:s text:c="8"/>k = i;</text:p>
      <text:p text:style-name="P1"><text:s text:c="8"/>conseq = 0;</text:p>
      <text:p text:style-name="P1"><text:s text:c="8"/>while (k &gt; 0) {</text:p>
      <text:p text:style-name="P1"><text:s text:c="12"/>if ((k &amp; 15) == 11) { // <text:span text:style-name="T1">the same as k mod 15, 11 is hex for B</text:span></text:p>
      <text:p text:style-name="P1"><text:s text:c="16"/>conseq++;</text:p>
      <text:p text:style-name="P1"><text:s text:c="12"/>} else {</text:p>
      <text:p text:style-name="P1"><text:s text:c="16"/>if (conseq == 2)</text:p>
      <text:p text:style-name="P1"><text:s text:c="20"/>total++;</text:p>
      <text:p text:style-name="P1"><text:s text:c="16"/>conseq = 0;</text:p>
      <text:p text:style-name="P1"><text:s text:c="12"/>}</text:p>
      <text:p text:style-name="P1"><text:s text:c="12"/></text:p>
      <text:p text:style-name="P1"><text:s text:c="12"/>k = k&gt;&gt;4; // <text:span text:style-name="T1">dividing k by 16 (moving to the next digit, every digit is 16)</text:span></text:p>
      <text:p text:style-name="P1"><text:s text:c="8"/>} // <text:span text:style-name="T1">k &gt;&gt;3 is dividing k by 8</text:span></text:p>
      <text:p text:style-name="P1"><text:s text:c="8"/>if(conseq == 2)</text:p>
      <text:p text:style-name="P1"><text:s text:c="12"/>total++;</text:p>
      <text:p text:style-name="P1"><text:s text:c="4"/>}</text:p>
      <text:p text:style-name="P1"></text:p>
      <text:p text:style-name="P1"><text:s text:c="4"/>return total;</text:p>
      <text:p text:style-name="P1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23:41:24.942231976</meta:creation-date>
    <dc:date>2015-05-14T01:26:08.785963249</dc:date>
    <meta:editing-duration>PT59M23S</meta:editing-duration>
    <meta:editing-cycles>1</meta:editing-cycles>
    <meta:document-statistic meta:table-count="0" meta:image-count="0" meta:object-count="0" meta:page-count="1" meta:paragraph-count="32" meta:word-count="115" meta:character-count="717" meta:non-whitespace-character-count="388"/>
    <meta:generator>LibreOffice/4.2.4.2$Linux_X86_64 LibreOffice_project/420m0$Build-2</meta:generator>
  </office:meta>
</office:document-meta>
</file>